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3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4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5" style:family="paragraph" style:parent-style-name="Standard">
      <style:text-properties style:font-name="DejaVu Sans" fo:font-size="12pt" fo:language="sv" fo:country="SE" style:font-name-asian="DejaVu Sans" style:font-size-asian="12pt" style:font-name-complex="DejaVu Sans" style:font-size-complex="12pt"/>
    </style:style>
    <style:style style:name="P6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7" style:family="paragraph" style:parent-style-name="Standard">
      <style:paragraph-properties fo:break-before="page"/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8" style:family="paragraph" style:parent-style-name="Standard">
      <style:paragraph-properties fo:break-before="page"/>
      <style:text-properties style:font-name="DejaVu Sans" fo:font-size="12pt" style:font-name-asian="DejaVu Sans" style:font-size-asian="12pt" style:font-name-complex="DejaVu Sans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fo:language="sv" fo:country="SE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fo:padding="0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as-char" svg:width="3.381cm" svg:height="0.5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Låt elementen i matrisen<draw:frame draw:style-name="fr1" draw:name="Object2" text:anchor-type="as-char" svg:width="1.097cm" svg:height="0.499cm" draw:z-index="1"><draw:object xlink:href="./Object 2" xlink:type="simple" xlink:show="embed" xlink:actuate="onLoad"/><draw:image xlink:href="./ObjectReplacements/Object 2" xlink:type="simple" xlink:show="embed" xlink:actuate="onLoad"/></draw:frame>och vektorn<draw:frame draw:style-name="fr1" draw:name="Object3" text:anchor-type="as-char" svg:width="0.975cm" svg:height="0.56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vara kontinuerliga på ett gemensamt intervall, I.</text:p>
      <text:p text:style-name="P1">Då har följande begynnelsevärdesproblem en entydlig lösning:</text:p>
      <text:p text:style-name="P1"/>
      <text:p text:style-name="P1"><text:tab/><draw:frame draw:style-name="fr1" draw:name="Object4" text:anchor-type="as-char" svg:width="3.246cm" svg:height="0.6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ct5" text:anchor-type="as-char" svg:width="1.729cm" svg:height="0.557cm" draw:z-index="4"><draw:object xlink:href="./Object 5" xlink:type="simple" xlink:show="embed" xlink:actuate="onLoad"/><draw:image xlink:href="./ObjectReplacements/Object 5" xlink:type="simple" xlink:show="embed" xlink:actuate="onLoad"/></draw:frame><text:tab/>[H]</text:p>
      <text:p text:style-name="P1"/>
      <text:p text:style-name="P1"><text:span text:style-name="T1"><draw:frame draw:style-name="fr1" draw:name="Object6" text:anchor-type="as-char" svg:width="0.681cm" svg:height="0.626cm" draw:z-index="5"><draw:object xlink:href="./Object 6" xlink:type="simple" xlink:show="embed" xlink:actuate="onLoad"/><draw:image xlink:href="./ObjectReplacements/Object 6" xlink:type="simple" xlink:show="embed" xlink:actuate="onLoad"/></draw:frame></text:span>och<draw:frame draw:style-name="fr1" draw:name="Object7" text:anchor-type="as-char" svg:width="0.681cm" svg:height="0.626cm" draw:z-index="6"><draw:object xlink:href="./Object 7" xlink:type="simple" xlink:show="embed" xlink:actuate="onLoad"/><draw:image xlink:href="./ObjectReplacements/Object 7" xlink:type="simple" xlink:show="embed" xlink:actuate="onLoad"/></draw:frame>är lösningar till [H].</text:p>
      <text:p text:style-name="P1"/>
      <text:p text:style-name="P1">Påstående:</text:p>
      <text:p text:style-name="P1"/>
      <text:p text:style-name="P1"><text:tab/><draw:frame draw:style-name="fr1" draw:name="Object8" text:anchor-type="as-char" svg:width="3.023cm" svg:height="0.626cm" draw:z-index="7"><draw:object xlink:href="./Object 8" xlink:type="simple" xlink:show="embed" xlink:actuate="onLoad"/><draw:image xlink:href="./ObjectReplacements/Object 8" xlink:type="simple" xlink:show="embed" xlink:actuate="onLoad"/></draw:frame><text:tab/>är lösningen till [H].</text:p>
      <text:p text:style-name="P1"/>
      <text:p text:style-name="P1"><text:span text:style-name="T1"><draw:frame draw:style-name="fr1" draw:name="Object9" text:anchor-type="as-char" svg:width="0.681cm" svg:height="0.626cm" draw:z-index="8"><draw:object xlink:href="./Object 9" xlink:type="simple" xlink:show="embed" xlink:actuate="onLoad"/><draw:image xlink:href="./ObjectReplacements/Object 9" xlink:type="simple" xlink:show="embed" xlink:actuate="onLoad"/></draw:frame></text:span>och<draw:frame draw:style-name="fr1" draw:name="Object10" text:anchor-type="as-char" svg:width="0.681cm" svg:height="0.626cm" draw:z-index="9"><draw:object xlink:href="./Object 10" xlink:type="simple" xlink:show="embed" xlink:actuate="onLoad"/><draw:image xlink:href="./ObjectReplacements/Object 10" xlink:type="simple" xlink:show="embed" xlink:actuate="onLoad"/></draw:frame>måste vara linjärt oberoende.</text:p>
      <text:p text:style-name="P1"/>
      <text:p text:style-name="P1"/>
      <text:p text:style-name="P1"><draw:frame draw:style-name="fr1" draw:name="Object11" text:anchor-type="as-char" svg:width="2.986cm" svg:height="0.63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Linjärt oberoende då c<text:span text:style-name="T1">1</text:span> = c<text:span text:style-name="T1">2</text:span> = 0.</text:p>
      <text:p text:style-name="P1"/>
      <text:p text:style-name="P1"><draw:frame draw:style-name="fr1" draw:name="Object12" text:anchor-type="as-char" svg:width="2.311cm" svg:height="0.63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Allmän lösning:<draw:frame draw:style-name="fr1" draw:name="Object13" text:anchor-type="as-char" svg:width="3.023cm" svg:height="0.62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<draw:frame draw:style-name="fr1" draw:name="Object14" text:anchor-type="as-char" svg:width="4.152cm" svg:height="1.25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/>
      <text:p text:style-name="P1"><text:s/><text:span text:style-name="T4">Φ</text:span> kallas “fundamentalmatris”.</text:p>
      <text:p text:style-name="P1"/>
      <text:p text:style-name="P1"/>
      <text:p text:style-name="P6">y' = ay</text:p>
      <text:p text:style-name="P1">y = Ce<text:span text:style-name="T5">ax</text:span></text:p>
      <text:p text:style-name="P1"/>
      <text:p text:style-name="P1"/>
      <text:p text:style-name="P1"><draw:frame draw:style-name="fr1" draw:name="Object15" text:anchor-type="as-char" svg:width="1.729cm" svg:height="0.55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<draw:frame draw:style-name="fr1" draw:name="Object16" text:anchor-type="as-char" svg:width="3.459cm" svg:height="1.25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1"><draw:frame draw:style-name="fr1" draw:name="Object17" text:anchor-type="as-char" svg:width="1.729cm" svg:height="0.55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<draw:frame draw:style-name="fr1" draw:name="Object18" text:anchor-type="as-char" svg:width="2.96cm" svg:height="0.55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draw:frame draw:style-name="fr1" draw:name="Object19" text:anchor-type="as-char" svg:width="1.87cm" svg:height="0.55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><draw:frame draw:style-name="fr1" draw:name="Object20" text:anchor-type="as-char" svg:width="2.515cm" svg:height="0.563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draw:frame draw:style-name="fr1" draw:name="Object21" text:anchor-type="as-char" svg:width="2.715cm" svg:height="0.563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draw:frame draw:style-name="fr1" draw:name="Object22" text:anchor-type="as-char" svg:width="2.662cm" svg:height="0.57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1"/>
      <text:p text:style-name="P1"/>
      <text:p text:style-name="P1">Omforming av höger ordningens ODE</text:p>
      <text:p text:style-name="P1"/>
      <text:p text:style-name="P1">y'' + y = 0<text:tab/><text:tab/>y = e<text:span text:style-name="T5">ix</text:span></text:p>
      <text:p text:style-name="P1"/>
      <text:p text:style-name="P1">Karaktärisktisk ekvation:</text:p>
      <text:p text:style-name="P1"/>
      <text:p text:style-name="P1">r<text:span text:style-name="T5">2</text:span> + r<text:span text:style-name="T5">0</text:span> = 0<text:tab/><text:tab/><text:tab/><text:tab/>y = cos x + i sin x</text:p>
      <text:p text:style-name="P1"/>
      <text:p text:style-name="P4"><text:span text:style-name="T8">r = ±i<text:tab/><text:tab/><text:tab/><text:tab/>y</text:span><text:span text:style-name="T2">1</text:span><text:span text:style-name="T8"> = </text:span>ℜ y = cos x</text:p>
      <text:p text:style-name="P4"/>
      <text:p text:style-name="P4"><text:span text:style-name="T8"><text:tab/><text:tab/><text:tab/><text:tab/><text:tab/>y</text:span><text:span text:style-name="T2">2</text:span><text:span text:style-name="T8"> = </text:span>ℑ y = sin x</text:p>
      <text:p text:style-name="P4">y = A cos t + B sin t</text:p>
      <text:p text:style-name="P4"/>
      <text:p text:style-name="P4">Sätt x = y'</text:p>
      <text:p text:style-name="P4"/>
      <text:p text:style-name="P4"><draw:frame draw:style-name="fr1" draw:name="Object23" text:anchor-type="as-char" svg:width="5.445cm" svg:height="1.106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4"><draw:frame draw:style-name="fr1" draw:name="Object24" text:anchor-type="as-char" svg:width="3.658cm" svg:height="1.69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8"><draw:frame draw:style-name="fr1" draw:name="Object25" text:anchor-type="as-char" svg:width="6.512cm" svg:height="1.166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4"/>
      <text:p text:style-name="P4"><text:span text:style-name="T10">λ</text:span> = ±i</text:p>
      <text:p text:style-name="P4"/>
      <text:p text:style-name="P4"/>
      <text:p text:style-name="P4"/>
      <text:p text:style-name="P5">λ = i</text:p>
      <text:p text:style-name="P5"/>
      <text:p text:style-name="P5"><draw:frame draw:style-name="fr1" draw:name="Object26" text:anchor-type="as-char" svg:width="2.662cm" svg:height="0.5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5"/>
      <text:p text:style-name="P5"><draw:frame draw:style-name="fr1" draw:name="Object27" text:anchor-type="as-char" svg:width="5.156cm" svg:height="1.194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5"/>
      <text:p text:style-name="P5"><draw:frame draw:style-name="fr1" draw:name="Object28" text:anchor-type="as-char" svg:width="7.32cm" svg:height="1.215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5"/>
      <text:p text:style-name="P5"><draw:frame draw:style-name="fr1" draw:name="Object29" text:anchor-type="as-char" svg:width="8.895cm" svg:height="1.106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5"><draw:frame draw:style-name="fr1" draw:name="Object30" text:anchor-type="as-char" svg:width="11.342cm" svg:height="1.106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5"/>
      <text:p text:style-name="P5"><draw:frame draw:style-name="fr1" draw:name="Object31" text:anchor-type="as-char" svg:width="10.786cm" svg:height="1.106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5"/>
      <text:p text:style-name="P5"/>
      <text:p text:style-name="P5"><draw:frame draw:style-name="fr1" draw:name="Object32" text:anchor-type="as-char" svg:width="6.923cm" svg:height="1.106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5"/>
      <text:p text:style-name="P5">1:a komponenten:<text:tab/>c<text:span text:style-name="T1">1</text:span><text:span text:style-name="T7"> (- sin t) + c</text:span><text:span text:style-name="T1">2</text:span><text:span text:style-name="T7"> cos t = y</text:span></text:p>
      <text:p text:style-name="P2"/>
      <text:p text:style-name="P5"><text:span text:style-name="T7">2:a komponenten:<text:tab/>c</text:span><text:span text:style-name="T1">1</text:span><text:span text:style-name="T7"> cos t + c</text:span><text:span text:style-name="T1">2</text:span><text:span text:style-name="T7"> sin t = x</text:span></text:p>
      <text:p text:style-name="P2"/>
      <text:p text:style-name="P2"/>
      <text:p text:style-name="P2">Skilda reella egenvärden</text:p>
      <text:p text:style-name="P2"/>
      <text:p text:style-name="P2"/>
      <text:p text:style-name="P2">Upprepade reella egenvärden</text:p>
      <text:p text:style-name="P2">Tillräckligt många linjärt oberoende egenvektorer</text:p>
      <text:p text:style-name="P2">För få oberoende egenvektorer</text:p>
      <text:p text:style-name="P2">Komplex egenvärden</text:p>
      <text:p text:style-name="P2"/>
      <text:p text:style-name="P7">Skilda reella egenvärden</text:p>
      <text:p text:style-name="P2"/>
      <text:p text:style-name="P2"/>
      <text:p text:style-name="P2"><draw:frame draw:style-name="fr1" draw:name="Object33" text:anchor-type="as-char" svg:width="4.408cm" svg:height="0.631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"/>
      <text:p text:style-name="P2"/>
      <text:p text:style-name="P2">Upprepade reella egenvärden</text:p>
      <text:p text:style-name="P2">Tillräckligt många linjärt oberoende egenvektorer</text:p>
      <text:p text:style-name="P2"/>
      <text:p text:style-name="P2"/>
      <text:p text:style-name="P2"><draw:frame draw:style-name="fr1" draw:name="Object34" text:anchor-type="as-char" svg:width="4.408cm" svg:height="0.631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"/>
      <text:p text:style-name="P2"/>
      <text:p text:style-name="P2">Ej tillräckligt många</text:p>
      <text:p text:style-name="P2">Multipelt egenvärde med en egenvektor</text:p>
      <text:p text:style-name="P5"><text:span text:style-name="T7">λ</text:span><text:span text:style-name="T1">1</text:span><text:span text:style-name="T9"> egenvärde med multiplicitet 2 (duplex; två likadana egenvärden).</text:span></text:p>
      <text:p text:style-name="P3"/>
      <text:p text:style-name="P5"><text:span text:style-name="T9">En lösningen</text:span><text:span text:style-name="T9"><draw:frame draw:style-name="fr1" draw:name="Object35" text:anchor-type="as-char" svg:width="2.028cm" svg:height="0.631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3"/>
      <text:p text:style-name="P5"><text:span text:style-name="T9">Ansätt: Andra lösningen</text:span><text:span text:style-name="T9"><draw:frame draw:style-name="fr1" draw:name="Object36" text:anchor-type="as-char" svg:width="3.112cm" svg:height="0.631cm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"/>
      <text:p text:style-name="P3"/>
      <text:p text:style-name="P3"/>
      <text:p text:style-name="P3">Exempel:<text:tab/>y'' – 2y' + y = 0</text:p>
      <text:p text:style-name="P3"/>
      <text:p text:style-name="P3">Karaktärisktisk ekvation:<text:tab/>r² – 2r + 1 = 0</text:p>
      <text:p text:style-name="P3"><text:tab/><text:tab/><text:tab/><text:tab/><text:tab/>(r – 1)² = 0</text:p>
      <text:p text:style-name="P5"><text:span text:style-name="T9"><text:tab/><text:tab/><text:tab/><text:tab/><text:tab/>r</text:span><text:span text:style-name="T3">1,2</text:span><text:span text:style-name="T9"> = 0</text:span></text:p>
      <text:p text:style-name="P3"/>
      <text:p text:style-name="P5"><text:span text:style-name="T9">y = Ae</text:span><text:span text:style-name="T6">x</text:span><text:span text:style-name="T9"> + Bxe</text:span><text:span text:style-name="T6">x</text:span><text:span text:style-name="T9"> = (A + Bx)e</text:span><text:span text:style-name="T6">x</text:span></text:p>
      <text:p text:style-name="P3"/>
      <text:p text:style-name="P3"/>
      <text:p text:style-name="P3"/>
      <text:p text:style-name="P3"><draw:frame draw:style-name="fr2" draw:name="Object37" text:anchor-type="as-char" svg:width="7.251cm" svg:height="0.57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3"/>
      <text:p text:style-name="P3"><draw:frame draw:style-name="fr2" draw:name="Object38" text:anchor-type="as-char" svg:width="5.269cm" svg:height="0.626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3"/>
      <text:p text:style-name="P2"><text:span text:style-name="T11">t</text:span><text:span text:style-name="T6">1</text:span><text:span text:style-name="T11">:<text:tab/></text:span><text:span text:style-name="T11"><draw:frame draw:style-name="fr2" draw:name="Object39" text:anchor-type="as-char" svg:width="2.769cm" svg:height="0.631cm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3"/>
      <text:p text:style-name="P2"><text:span text:style-name="T11">t</text:span><text:span text:style-name="T6">0</text:span><text:span text:style-name="T11">:<text:tab/></text:span><text:span text:style-name="T11"><draw:frame draw:style-name="fr2" draw:name="Object40" text:anchor-type="as-char" svg:width="2.743cm" svg:height="0.626cm" draw:z-index="39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3"/>
      <text:p text:style-name="P3"><draw:frame draw:style-name="fr2" draw:name="Object42" text:anchor-type="as-char" svg:width="0.439cm" svg:height="0.557cm" draw:z-index="40"><draw:object xlink:href="./Object 42" xlink:type="simple" xlink:show="embed" xlink:actuate="onLoad"/><draw:image xlink:href="./ObjectReplacements/Object 42" xlink:type="simple" xlink:show="embed" xlink:actuate="onLoad"/></draw:frame>är en egenvektorer</text:p>
      <text:p text:style-name="P3"/>
      <text:p text:style-name="P3"><draw:frame draw:style-name="fr2" draw:name="Object41" text:anchor-type="as-char" svg:width="8.072cm" svg:height="0.626cm" draw:z-index="41"><draw:object xlink:href="./Object 41" xlink:type="simple" xlink:show="embed" xlink:actuate="onLoad"/><draw:image xlink:href="./ObjectReplacements/Object 41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7H24M21S</meta:editing-duration>
    <meta:editing-cycles>51</meta:editing-cycles>
    <meta:generator>OpenOffice.org/3.1$Win32 OpenOffice.org_project/310m19$Build-9420</meta:generator>
    <dc:date>2010-10-16T14:55:15.17</dc:date>
    <dc:creator>Mattias </dc:creator>
    <meta:document-statistic meta:table-count="0" meta:image-count="0" meta:object-count="42" meta:page-count="4" meta:paragraph-count="74" meta:word-count="234" meta:character-count="12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row>
        <math:mover math:accent="true">
          <math:mi math:fontstyle="normal">X</math:mi>
          <math:mo math:stretchy="false">→</math:mo>
        </math:mover>
        <math:mo math:stretchy="false">+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
{widevec X}' = {bold A}(t){widevec X} + {widevec F}(t)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c</math:mi>
        <math:mn>1</math:mn>
      </math:msub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c_1 {widevec X_1} + c_2 {widevec X_2} = {widevec 0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i/>
          <math:mover math:accent="true">
            <math:msub>
              <math:mi math:fontstyle="normal">X</math:mi>
              <math:mn>2</math:mn>
            </math:msub>
            <math:mo math:stretchy="false">→</math:mo>
          </math:mover>
        </math:mrow>
        <math:mo math:stretchy="false">)</math:mo>
      </math:mrow>
      <math:mo math:stretchy="false">≠</math:mo>
      <math:mover math:accent="true">
        <math:mn>0</math:mn>
        <math:mo math:stretchy="false">→</math:mo>
      </math:mover>
    </math:mrow>
    <math:annotation math:encoding="StarMath 5.0">( {widevec X_1} ~ {widevec X_2} ) &lt;&gt; {widevec 0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} = c_1 {widevec X_1} + c_2 {widevec X_2}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row>
          <math:mo math:stretchy="false">(</math:mo>
          <math:mrow>
            <math:mover math:accent="true">
              <math:msub>
                <math:mi math:fontstyle="normal">X</math:mi>
                <math:mn>1</math:mn>
              </math:msub>
              <math:mo math:stretchy="false">→</math:mo>
            </math:mover>
            <math:mi/>
            <math:mover math:accent="true">
              <math:msub>
                <math:mi math:fontstyle="normal">X</math:mi>
                <math:mn>2</math:mn>
              </math:msub>
              <math:mo math:stretchy="false">→</math:mo>
            </math:mover>
          </math:mrow>
          <math:mo math:stretchy="false">)</math:mo>
        </math:mrow>
      </math:mrow>
      <math:mrow>
        <math:mfenced math:open="" math:close="">
          <math:mtable>
            <math:mtr>
              <math:msub>
                <math:mi math:fontstyle="normal">c</math:mi>
                <math:mn>1</math:mn>
              </math:msub>
            </math:mtr>
            <math:mtr>
              <math:msub>
                <math:mi math:fontstyle="normal">c</math:mi>
                <math:mn>2</math:mn>
              </math:msub>
            </math:mtr>
          </math:mtable>
        </math:mfenced>
        <math:mo math:stretchy="false">=</math:mo>
        <math:mi math:fontstyle="normal">Φ</math:mi>
      </math:mrow>
      <math:mover math:accent="true">
        <math:mi math:fontstyle="normal">C</math:mi>
        <math:mo math:stretchy="false">→</math:mo>
      </math:mover>
    </math:mrow>
    <math:annotation math:encoding="StarMath 5.0">{widevec X} = ( {widevec X_1} ~ {widevec X_2} ) left ( stack{c_1 # c_2} right ) = Φ {widevec C}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
{widevec X} = left ( stack {k_1 # k_2} right ) e^{%lambda t} = {widevec K} e^{%lambda t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
{widevec X}' = {bold A}{widevec X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row>
        <math:msup>
          <math:mi>λe</math:mi>
          <math:mi>λt</math:mi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i>λt</math:mi>
      </math:msup>
    </math:mrow>
    <math:annotation math:encoding="StarMath 5.0">
{widevec K} λe^{λt} = {bold A}{widevec K} e^{λt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=</math:mo>
        <math:mi math:fontstyle="normal">λ</math:mi>
      </math:mrow>
      <math:mover math:accent="true">
        <math:mi math:fontstyle="normal">K</math:mi>
        <math:mo math:stretchy="false">→</math:mo>
      </math:mover>
    </math:mrow>
    <math:annotation math:encoding="StarMath 5.0">
{bold A}{widevec K} = λ{widevec K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 math:stretchy="false">(</math:mo>
        <math:mi math:fontstyle="normal">t</math:mi>
        <math:mo math:stretchy="false">)</math:mo>
      </math:mrow>
    </math:mrow>
    <math:annotation math:encoding="StarMath 5.0">
{bold A}(t)
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−</math:mo>
        <math:mi math:fontstyle="normal">λ</math:mi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{bold A}{widevec K} - λ{widevec K} = {widevec 0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−</math:mo>
        <math:mi math:fontstyle="normal">λ</math:mi>
      </math:mrow>
      <math:mstyle math:fontweight="bold">
        <math:mrow>
          <math:mi math:fontstyle="normal">I</math:mi>
        </math:mrow>
      </math:mstyle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bold A}{widevec K} - λ{bold I} {widevec K} = {widevec 0}
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({bold A} - λ{bold I}) {widevec K} = {widevec 0}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row>
                <math:mi math:fontstyle="normal">'</math:mi>
                <math:mo math:stretchy="false">=</math:mo>
                <math:mi math:fontstyle="normal">y</math:mi>
              </math:mrow>
              <math:mi math:fontstyle="normal">'</math:mi>
              <math:mrow>
                <math:mi math:fontstyle="normal">'</math:mi>
                <math:mo math:stretchy="false">=</math:mo>
                <math:mrow>
                  <math:mo math:stretchy="false">−</math:mo>
                  <math:mi math:fontstyle="normal">y</math:mi>
                </math:mrow>
              </math:mrow>
              <math:mi/>
              <math:mi math:fontstyle="normal">∵</math:mi>
              <math:mi/>
              <math:mi math:fontstyle="normal">y</math:mi>
              <math:mi math:fontstyle="normal">'</math:mi>
              <math:mrow>
                <math:mrow>
                  <math:mi math:fontstyle="normal">'</math:mi>
                  <math:mo math:stretchy="false">+</math:mo>
                  <math:mi math:fontstyle="normal">y</math:mi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y</math:mi>
              <math:mrow>
                <math:mi math:fontstyle="normal">'</math:mi>
                <math:mo math:stretchy="false">=</math:mo>
                <math:mi math:fontstyle="normal">x</math:mi>
              </math:mrow>
            </math:mrow>
          </math:mrow>
        </math:mtr>
      </math:mtable>
    </math:mrow>
    <math:annotation math:encoding="StarMath 5.0">
left lbrace stack{alignl x' = y'' = -y ~~ ∵ ~ y'' + y = 0 # alignl  y' = x} right none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under math:accent="true">
            <math:mfenced math:open="" math:close="">
              <math:mtable>
                <math:mtr>
                  <math:mrow>
                    <math:mi math:fontstyle="normal">x</math:mi>
                    <math:mi math:fontstyle="normal">'</math:mi>
                  </math:mrow>
                </math:mtr>
                <math:mtr>
                  <math:mrow>
                    <math:mi math:fontstyle="normal">y</math:mi>
                    <math:mi math:fontstyle="normal">'</math:mi>
                  </math:mrow>
                </math:mtr>
              </math:mtable>
            </math:mfenced>
            <math:mo math:stretchy="false"></math:mo>
          </math:munder>
          <math:mrow>
            <math:mover math:accent="true">
              <math:mi math:fontstyle="normal">X</math:mi>
              <math:mo math:stretchy="false">→</math:mo>
            </math:mover>
            <math:mi math:fontstyle="normal">'</math:mi>
          </math:mrow>
        </math:munder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n>0</math:mn>
                  </math:mtd>
                  <math:mtd>
                    <math:mrow>
                      <math:mo math:stretchy="false">−</math:mo>
                      <math:mn>1</math:mn>
                    </math:mrow>
                  </math:mtd>
                </math:mtr>
                <math:mtr>
                  <math:mtd>
                    <math:mn>1</math:mn>
                  </math:mtd>
                  <math:mtd>
                    <math:mn>0</math:mn>
                  </math:mtd>
                </math:mtr>
              </math:mtable>
            </math:mfenced>
            <math:mo math:stretchy="false"></math:mo>
          </math:munder>
          <math:mstyle math:fontweight="bold">
            <math:mrow>
              <math:mi math:fontstyle="normal">A</math:mi>
            </math:mrow>
          </math:mstyle>
        </math:munder>
      </math:mrow>
      <math:munder>
        <math:munder math:accent="true">
          <math:mfenced math:open="" math:close="">
            <math:mtable>
              <math:mtr>
                <math:mi math:fontstyle="normal">x</math:mi>
              </math:mtr>
              <math:mtr>
                <math:mi math:fontstyle="normal">y</math:mi>
              </math:mtr>
            </math:mtable>
          </math:mfenced>
          <math:mo math:stretchy="false"></math:mo>
        </math:munder>
        <math:mover math:accent="true">
          <math:mi math:fontstyle="normal">X</math:mi>
          <math:mo math:stretchy="false">→</math:mo>
        </math:mover>
      </math:munder>
    </math:mrow>
    <math:annotation math:encoding="StarMath 5.0">{left ( stack{x' # y'} right )} underbrace {{widevec X}'}  = {left ( matrix{0 # -1 ## 1 # 0} right )} underbrace {bold A} {left ( stack{x # y} right )} underbrace {widevec X}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i>det</math:mi>
      </math:mrow>
      <math:mrow>
        <math:mrow>
          <math:mrow>
            <math:mo math:stretchy="false">(</math:mo>
            <math:mrow>
              <math:mrow>
                <math:mstyle math:fontweight="bold">
                  <math:mrow>
                    <math:mi math:fontstyle="normal">A</math:mi>
                  </math:mrow>
                </math:mstyle>
                <math:mo math:stretchy="false">−</math:mo>
                <math:mi math:fontstyle="normal">λ</math:mi>
              </math:mrow>
              <math:mstyle math:fontweight="bold">
                <math:mrow>
                  <math:mi math:fontstyle="normal">I</math:mi>
                </math:mrow>
              </math:mstyle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o math:stretchy="false">−</math:mo>
                    <math:mi math:fontstyle="normal">λ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  <math:mtr>
                <math:mtd>
                  <math:mn>1</math:mn>
                </math:mtd>
                <math:mtd>
                  <math:mrow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sup>
            <math:mi math:fontstyle="normal">λ</math:mi>
            <math:mn>2</math:mn>
          </math:msup>
          <math:mo math:stretchy="false">+</math:mo>
          <math:mn>1</math:mn>
        </math:mrow>
      </math:mrow>
    </math:mrow>
    <math:annotation math:encoding="StarMath 5.0">0 = det ({bold A} - λ{bold I}) = left lline matrix{-λ # -1 ## 1 # -λ} right rline = λ^2 + 1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i math:fontstyle="normal">λ</math:mi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{bold I}) {widevec K} = {widevec 0}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row>
                <math:mo math:stretchy="false">−</math:mo>
                <math:mi math:fontstyle="normal">i</math:mi>
              </math:mrow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1</math:mn>
            </math:mtd>
            <math:mtd>
              <math:mrow>
                <math:mo math:stretchy="false">−</math:mo>
                <math:mi math:fontstyle="normal">i</math:mi>
              </math:mrow>
            </math:mtd>
          </math:mtr>
        </math:mtable>
      </math:mfenced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  <math:mi/>
      <math:mrow>
        <math:mover math:accent="true">
          <math:msub>
            <math:mi math:fontstyle="normal">K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i math:fontstyle="normal">i</math:mi>
            </math:mtr>
            <math:mtr>
              <math:mn>1</math:mn>
            </math:mtr>
          </math:mtable>
        </math:mfenced>
      </math:mrow>
    </math:mrow>
    <math:annotation math:encoding="StarMath 5.0">left ( matrix{-i # -1 ## 1 # -i} right ){widevec K} = {widevec 0} ~~~~ {widevec K_1} = left ( stack{i # 1} right )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p>
          <math:mi math:fontstyle="normal">e</math:mi>
          <math:mi>it</math:mi>
        </math:msup>
      </math:mrow>
      <math:mrow>
        <math:mfenced math:open="" math:close="">
          <math:mtable>
            <math:mtr>
              <math:mi math:fontstyle="normal">i</math:mi>
            </math:mtr>
            <math:mtr>
              <math:mn>1</math:mn>
            </math:mtr>
          </math:mtable>
        </math:mfenced>
        <math:mo math:stretchy="false">=</math:mo>
        <math:mrow>
          <math:mo math:stretchy="false">(</math:mo>
          <math:mrow>
            <math:mi>cos</math:mi>
            <math:mi/>
            <math:mrow>
              <math:mi math:fontstyle="normal">t</math:mi>
              <math:mo math:stretchy="false">+</math:mo>
              <math:mi math:fontstyle="normal">i</math:mi>
            </math:mrow>
            <math:mi/>
            <math:mi>sin</math:mi>
            <math:mi/>
            <math:mi math:fontstyle="normal">t</math:mi>
          </math:mrow>
          <math:mo math:stretchy="false">)</math:mo>
        </math:mrow>
      </math:mrow>
      <math:mfenced math:open="" math:close="">
        <math:mrow>
          <math:mrow>
            <math:mfenced math:open="" math:close="">
              <math:mtable>
                <math:mtr>
                  <math:mn>0</math:mn>
                </math:mtr>
                <math:mtr>
                  <math:mn>1</math:mn>
                </math:mtr>
              </math:mtable>
            </math:mfenced>
            <math:mo math:stretchy="false">+</math:mo>
            <math:mi math:fontstyle="normal">i</math:mi>
          </math:mrow>
          <math:mfenced math:open="" math:close="">
            <math:mtable>
              <math:mtr>
                <math:mn>1</math:mn>
              </math:mtr>
              <math:mtr>
                <math:mn>0</math:mn>
              </math:mtr>
            </math:mtable>
          </math:mfenced>
        </math:mrow>
      </math:mfenced>
    </math:mrow>
    <math:annotation math:encoding="StarMath 5.0">{widevec X} = e^{it} left ( stack{i # 1} right ) = (cos `t + i `sin` t) left ( left ( stack{0 # 1} right ) + i left ( stack{1 # 0} right ) right )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i>cos</math:mi>
      </math:mrow>
      <math:mi/>
      <math:mi math:fontstyle="normal">t</math:mi>
      <math:mrow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  <math:mo math:stretchy="false">+</math:mo>
        <math:mi math:fontstyle="normal">i</math:mi>
      </math:mrow>
      <math:mi>cos</math:mi>
      <math:mi/>
      <math:mi math:fontstyle="normal">t</math:mi>
      <math:mrow>
        <math:mfenced math:open="" math:close="">
          <math:mtable>
            <math:mtr>
              <math:mn>1</math:mn>
            </math:mtr>
            <math:mtr>
              <math:mn>0</math:mn>
            </math:mtr>
          </math:mtable>
        </math:mfenced>
        <math:mo math:stretchy="false">+</math:mo>
        <math:mi math:fontstyle="normal">i</math:mi>
      </math:mrow>
      <math:mi/>
      <math:mi>sin</math:mi>
      <math:mi/>
      <math:mi math:fontstyle="normal">t</math:mi>
      <math:mrow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  <math:mo math:stretchy="false">−</math:mo>
        <math:mi>sin</math:mi>
      </math:mrow>
      <math:mi/>
      <math:mi math:fontstyle="normal">t</math:mi>
      <math:mfenced math:open="" math:close="">
        <math:mtable>
          <math:mtr>
            <math:mn>1</math:mn>
          </math:mtr>
          <math:mtr>
            <math:mn>0</math:mn>
          </math:mtr>
        </math:mtable>
      </math:mfenced>
    </math:mrow>
    <math:annotation math:encoding="StarMath 5.0">{widevec X} = cos `t left ( stack{0 # 1} right ) + i cos `t left ( stack{1 # 0} right ) + i `sin `t  left ( stack{0 # 1} right ) - sin `t left ( stack{1 # 0} right )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
{widevec F}(t)
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 math:stretchy="false">ℜ</math:mo>
      </math:mrow>
      <math:mrow>
        <math:mover math:accent="true">
          <math:mi math:fontstyle="normal">X</math:mi>
          <math:mo math:stretchy="false">→</math:mo>
        </math:mover>
        <math:mo math:stretchy="false">=</math:mo>
        <math:mi>cos</math:mi>
      </math:mrow>
      <math:mi/>
      <math:mi math:fontstyle="normal">t</math:mi>
      <math:mrow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  <math:mo math:stretchy="false">−</math:mo>
        <math:mi>sin</math:mi>
      </math:mrow>
      <math:mi/>
      <math:mi math:fontstyle="normal">t</math:mi>
      <math:mrow>
        <math:mrow>
          <math:mfenced math:open="" math:close="">
            <math:mtable>
              <math:mtr>
                <math:mn>1</math:mn>
              </math:mtr>
              <math:mtr>
                <math:mn>0</math:mn>
              </math:mtr>
            </math:mtable>
          </math:mfenced>
          <math:mo math:stretchy="false">=</math:mo>
          <math:mrow>
            <math:mfenced math:open="" math:close="">
              <math:mtable>
                <math:mtr>
                  <math:mn>0</math:mn>
                </math:mtr>
                <math:mtr>
                  <math:mrow>
                    <math:mi>cos</math:mi>
                    <math:mi/>
                    <math:mi math:fontstyle="normal">t</math:mi>
                  </math:mrow>
                </math:mtr>
              </math:mtable>
            </math:mfenced>
            <math:mo math:stretchy="false">+</math:mo>
            <math:mfenced math:open="" math:close="">
              <math:mtable>
                <math:mtr>
                  <math:mrow>
                    <math:mrow>
                      <math:mo math:stretchy="false">−</math:mo>
                      <math:mi>sin</math:mi>
                    </math:mrow>
                    <math:mi/>
                    <math:mi math:fontstyle="normal">t</math:mi>
                  </math:mrow>
                </math:mtr>
                <math:mtr>
                  <math:mn>0</math:mn>
                </math:mtr>
              </math:mtable>
            </math:mfenced>
          </math:mrow>
        </math:mrow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i>sin</math:mi>
                </math:mrow>
                <math:mi/>
                <math:mi math:fontstyle="normal">t</math:mi>
              </math:mrow>
            </math:mtr>
            <math:mtr>
              <math:mrow>
                <math:mi>cos</math:mi>
                <math:mi/>
                <math:mi math:fontstyle="normal">t</math:mi>
              </math:mrow>
            </math:mtr>
          </math:mtable>
        </math:mfenced>
      </math:mrow>
    </math:mrow>
    <math:annotation math:encoding="StarMath 5.0">{widevec X_1} = Re {widevec X} = cos `t left ( stack{0 # 1} right ) - sin `t left ( stack{1 # 0} right ) = left ( stack{0 # cos `t} right ) + left ( stack{-sin `t # 0} right ) = left ( stack{-sin` t # cos` t} right )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o math:stretchy="false">ℑ</math:mo>
      </math:mrow>
      <math:mrow>
        <math:mover math:accent="true">
          <math:mi math:fontstyle="normal">X</math:mi>
          <math:mo math:stretchy="false">→</math:mo>
        </math:mover>
        <math:mo math:stretchy="false">=</math:mo>
        <math:mi>cos</math:mi>
      </math:mrow>
      <math:mi/>
      <math:mi math:fontstyle="normal">t</math:mi>
      <math:mrow>
        <math:mfenced math:open="" math:close="">
          <math:mtable>
            <math:mtr>
              <math:mn>1</math:mn>
            </math:mtr>
            <math:mtr>
              <math:mn>0</math:mn>
            </math:mtr>
          </math:mtable>
        </math:mfenced>
        <math:mo math:stretchy="false">+</math:mo>
        <math:mi>sin</math:mi>
      </math:mrow>
      <math:mi/>
      <math:mi math:fontstyle="normal">t</math:mi>
      <math:mrow>
        <math:mrow>
          <math:mfenced math:open="" math:close="">
            <math:mtable>
              <math:mtr>
                <math:mn>0</math:mn>
              </math:mtr>
              <math:mtr>
                <math:mn>1</math:mn>
              </math:mtr>
            </math:mtable>
          </math:mfenced>
          <math:mo math:stretchy="false">=</math:mo>
          <math:mrow>
            <math:mfenced math:open="" math:close="">
              <math:mtable>
                <math:mtr>
                  <math:mrow>
                    <math:mi>cos</math:mi>
                    <math:mi/>
                    <math:mi math:fontstyle="normal">t</math:mi>
                  </math:mrow>
                </math:mtr>
                <math:mtr>
                  <math:mn>0</math:mn>
                </math:mtr>
              </math:mtable>
            </math:mfenced>
            <math:mo math:stretchy="false">+</math:mo>
            <math:mfenced math:open="" math:close="">
              <math:mtable>
                <math:mtr>
                  <math:mn>0</math:mn>
                </math:mtr>
                <math:mtr>
                  <math:mrow>
                    <math:mi>sin</math:mi>
                    <math:mi/>
                    <math:mi math:fontstyle="normal">t</math:mi>
                  </math:mrow>
                </math:mtr>
              </math:mtable>
            </math:mfenced>
          </math:mrow>
        </math:mrow>
        <math:mo math:stretchy="false">=</math:mo>
        <math:mfenced math:open="" math:close="">
          <math:mtable>
            <math:mtr>
              <math:mrow>
                <math:mi>cos</math:mi>
                <math:mi/>
                <math:mi math:fontstyle="normal">t</math:mi>
              </math:mrow>
            </math:mtr>
            <math:mtr>
              <math:mrow>
                <math:mi>sin</math:mi>
                <math:mi/>
                <math:mi math:fontstyle="normal">t</math:mi>
              </math:mrow>
            </math:mtr>
          </math:mtable>
        </math:mfenced>
      </math:mrow>
    </math:mrow>
    <math:annotation math:encoding="StarMath 5.0">{widevec X_2} = Im {widevec X} = cos `t left ( stack{1 # 0} right ) + sin `t  left ( stack{0 # 1} right ) = left ( stack{cos `t # 0} right ) + left ( stack{0 # sin `t} right ) = left ( stack{cos `t # sin `t} right )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c</math:mi>
        <math:mn>1</math:mn>
      </math:msub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fenced math:open="" math:close="">
          <math:mtable>
            <math:mtr>
              <math:mrow>
                <math:mrow>
                  <math:mo math:stretchy="false">−</math:mo>
                  <math:mi>sin</math:mi>
                </math:mrow>
                <math:mi/>
                <math:mi math:fontstyle="normal">t</math:mi>
              </math:mrow>
            </math:mtr>
            <math:mtr>
              <math:mrow>
                <math:mi>cos</math:mi>
                <math:mi/>
                <math:mi math:fontstyle="normal">t</math:mi>
              </math:mrow>
            </math:mtr>
          </math:mtable>
        </math:mfenced>
        <math:mo math:stretchy="false">+</math:mo>
        <math:msub>
          <math:mi math:fontstyle="normal">c</math:mi>
          <math:mn>2</math:mn>
        </math:msub>
      </math:mrow>
      <math:mfenced math:open="" math:close="">
        <math:mtable>
          <math:mtr>
            <math:mrow>
              <math:mi>cos</math:mi>
              <math:mi/>
              <math:mi math:fontstyle="normal">t</math:mi>
            </math:mrow>
          </math:mtr>
          <math:mtr>
            <math:mrow>
              <math:mi>sin</math:mi>
              <math:mi/>
              <math:mi math:fontstyle="normal">t</math:mi>
            </math:mrow>
          </math:mtr>
        </math:mtable>
      </math:mfenced>
    </math:mrow>
    <math:annotation math:encoding="StarMath 5.0">c_1 {widevec X_1} + c_2 {widevec X_2} = c_1 left ( stack{-sin `t # cos `t} right ) + c_2 left ( stack{cos `t # sin `t} right )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sup>
        <math:mi math:fontstyle="normal">e</math:mi>
        <math:mrow>
          <math:msub>
            <math:mi math:fontstyle="normal">λ</math:mi>
            <math:mn>2</math:mn>
          </math:msub>
          <math:mi math:fontstyle="normal">t</math:mi>
        </math:mrow>
      </math:msup>
    </math:mrow>
    <math:annotation math:encoding="StarMath 5.0">
{widevec X} = c_1 {widevec K_1} e^{λ_1 t} + c_2 {widevec K_2} e^{λ_2 t}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over math:accent="true">
        <math:msub>
          <math:mi math:fontstyle="normal">K</math:mi>
          <math:mn>1</math:mn>
        </math:msub>
        <math:mo math:stretchy="false">→</math:mo>
      </math:mover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K</math:mi>
          <math:mn>2</math:mn>
        </math:msub>
        <math:mo math:stretchy="false">→</math:mo>
      </math:mover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} = c_1 {widevec K_1} e^{λ_1 t} + c_2 {widevec K_2} e^{λ_1 t}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_1} = {widevec K} e^{λ_1 t}
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2</math:mn>
          </math:msub>
          <math:mo math:stretchy="false">→</math:mo>
        </math:mover>
        <math:mo math:stretchy="false">=</math:mo>
        <math:mrow>
          <math:mo math:stretchy="false">(</math:mo>
          <math:mrow>
            <math:mi math:fontstyle="normal">t</math:mi>
            <math:mrow>
              <math:mover math:accent="true">
                <math:mi math:fontstyle="normal">L</math:mi>
                <math:mo math:stretchy="false">→</math:mo>
              </math:mover>
              <math:mo math:stretchy="false">+</math:mo>
              <math:mover math:accent="true">
                <math:mi math:fontstyle="normal">P</math:mi>
                <math:mo math:stretchy="false">→</math:mo>
              </math:mover>
            </math:mrow>
          </math:mrow>
          <math:mo math:stretchy="false">)</math:mo>
        </math:mrow>
      </math:mrow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{widevec X_2} = (t {widevec L} + {widevec P}) e^{λ_1 t}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 math:fontstyle="normal">t</math:mi>
          <math:mrow>
            <math:mover math:accent="true">
              <math:mi math:fontstyle="normal">L</math:mi>
              <math:mo math:stretchy="false">→</math:mo>
            </math:mover>
            <math:mo math:stretchy="false">+</math:mo>
            <math:mover math:accent="true">
              <math:mi math:fontstyle="normal">P</math:mi>
              <math:mo math:stretchy="false">→</math:mo>
            </math:mover>
          </math:mrow>
        </math:mrow>
        <math:mo math:stretchy="false">)</math:mo>
      </math:mrow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over math:accent="true">
          <math:mi math:fontstyle="normal">L</math:mi>
          <math:mo math:stretchy="false">→</math:mo>
        </math:mover>
      </math:mrow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L</math:mi>
        <math:mo math:stretchy="false">→</math:mo>
      </math:mover>
      <math:mi math:fontstyle="normal">t</math:mi>
      <math:mrow>
        <math:msup>
          <math:mi math:fontstyle="normal">e</math:mi>
          <math:mrow>
            <math:msub>
              <math:mi math:fontstyle="normal">λ</math:mi>
              <math:mn>1</math:mn>
            </math:msub>
            <math:mi math:fontstyle="normal">t</math:mi>
          </math:mrow>
        </math:msup>
        <math:mo math:stretchy="false">+</math:mo>
        <math:mstyle math:fontweight="bold">
          <math:mrow>
            <math:mi math:fontstyle="normal">A</math:mi>
          </math:mrow>
        </math:mstyle>
      </math:mrow>
      <math:mover math:accent="true">
        <math:mi math:fontstyle="normal">P</math:mi>
        <math:mo math:stretchy="false">→</math:mo>
      </math:mover>
      <math:msup>
        <math:mi math:fontstyle="normal">e</math:mi>
        <math:mrow>
          <math:msub>
            <math:mi math:fontstyle="normal">λ</math:mi>
            <math:mn>1</math:mn>
          </math:msub>
          <math:mi math:fontstyle="normal">t</math:mi>
        </math:mrow>
      </math:msup>
    </math:mrow>
    <math:annotation math:encoding="StarMath 5.0">(t {widevec L} + {widevec P}) e^{λ_1 t} + {widevec L} e^{λ_1 t} = {bold A} {widevec L} t e^{λ_1 t} + {bold A} {widevec P} e^{λ_1 t}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L</math:mi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i math:fontstyle="normal">λ</math:mi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L</math:mi>
        <math:mo math:stretchy="false">→</math:mo>
      </math:mover>
      <math:mrow>
        <math:mi math:fontstyle="normal">t</math:mi>
        <math:mo math:stretchy="false">+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i math:fontstyle="normal">λ</math:mi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over math:accent="true">
        <math:mi math:fontstyle="normal">P</math:mi>
        <math:mo math:stretchy="false">→</math:mo>
      </math:mover>
    </math:mrow>
    <math:annotation math:encoding="StarMath 5.0">{widevec L} = ({bold A} - λ_1 {bold I}) {widevec L} t + ({bold A} - λ_1 {bold I}) {widevec P}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L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
({bold A} - λ_1 {bold I}) {widevec L} = {widevec 0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o math:stretchy="false">(</math:mo>
          <math:msub>
            <math:mi math:fontstyle="normal">t</math:mi>
            <math:mn>0</math:mn>
          </math:msub>
          <math:mo math:stretchy="false">)</math:mo>
        </math:mrow>
        <math:mo math:stretchy="false">=</math:mo>
        <math:mover math:accent="true">
          <math:msub>
            <math:mi math:fontstyle="normal">X</math:mi>
            <math:mn>0</math:mn>
          </math:msub>
          <math:mo math:stretchy="false">→</math:mo>
        </math:mover>
      </math:mrow>
      <math:mi math:fontstyle="normal">,</math:mi>
      <math:mi/>
      <math:mrow>
        <math:msub>
          <math:mi math:fontstyle="normal">t</math:mi>
          <math:mn>0</math:mn>
        </math:msub>
        <math:mo math:stretchy="false">∈</math:mo>
        <math:mi math:fontstyle="normal">I</math:mi>
      </math:mrow>
    </math:mrow>
    <math:annotation math:encoding="StarMath 5.0">
{widevec X}(t_0) = {widevec X_0}, ~ t_0 in I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P</math:mi>
          <math:mo math:stretchy="false">→</math:mo>
        </math:mover>
        <math:mo math:stretchy="false">=</math:mo>
        <math:mover math:accent="true">
          <math:mi math:fontstyle="normal">L</math:mi>
          <math:mo math:stretchy="false">→</math:mo>
        </math:mover>
      </math:mrow>
    </math:mrow>
    <math:annotation math:encoding="StarMath 5.0">({bold A} - λ_1 {bold I}) {widevec P} = {widevec L}

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sub>
              <math:mi math:fontstyle="normal">λ</math:mi>
              <math:mn>1</math:mn>
            </math:msub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P</math:mi>
          <math:mo math:stretchy="false">→</math:mo>
        </math:mover>
        <math:mo math:stretchy="false">=</math:mo>
        <math:mn>0</math:mn>
      </math:mrow>
      <math:mi/>
      <math:mo math:stretchy="false">⇔</math:mo>
      <math:mi/>
      <math:msup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sub>
                <math:mi math:fontstyle="normal">λ</math:mi>
                <math:mn>1</math:mn>
              </math:msub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  <math:mn>2</math:mn>
      </math:msup>
      <math:mrow>
        <math:mover math:accent="true">
          <math:mi math:fontstyle="normal">P</math:mi>
          <math:mo math:stretchy="false">→</math:mo>
        </math:mover>
        <math:mo math:stretchy="false">=</math:mo>
        <math:mn>0</math:mn>
      </math:mrow>
    </math:mrow>
    <math:annotation math:encoding="StarMath 5.0">({bold A} - λ_1 {bold I}) ({bold A} - λ_1 {bold I}) {widevec P} = 0 ~dlrarrow~ ({bold A} - λ_1 {bold I})^2 {widevec P} = 0
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L</math:mi>
      <math:mo math:stretchy="false">→</math:mo>
    </math:mover>
    <math:annotation math:encoding="StarMath 5.0">{widevec L}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
{widevec X}' = {bold A}{widevec X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
{widevec X_1}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} = c_1 {widevec X_1} + c_2 {widevec X_2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widevec X_1}
</math:annotation>
  </math:semantics>
</math:math>
</file>